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49cm" table:align="left"/>
    </style:style>
    <style:style style:name="Tabla1.A" style:family="table-column">
      <style:table-column-properties style:column-width="9.857cm"/>
    </style:style>
    <style:style style:name="Tabla1.B" style:family="table-column">
      <style:table-column-properties style:column-width="7.093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9.867cm"/>
    </style:style>
    <style:style style:name="Tabla2.B" style:family="table-column">
      <style:table-column-properties style:column-width="7.13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9.848cm" table:align="left"/>
    </style:style>
    <style:style style:name="Tabla3.A" style:family="table-column">
      <style:table-column-properties style:column-width="9.848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0f4525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ext_20_body">
      <style:text-properties officeooo:paragraph-rsid="000f4525"/>
    </style:style>
    <style:style style:name="T1" style:family="text">
      <style:text-properties officeooo:rsid="000f452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Concurs-Oposició per a Administratius</text:span><text:line-break/><text:span text:style-name="Strong_20_Emphasis">Ciutadella, 8 de novembre de 2024</text:span></text:p>
      <text:p text:style-name="P1"><text:span text:style-name="Strong_20_Emphasis"/></text:p>
      <text:p text:style-name="P1"><text:span text:style-name="Strong_20_Emphasis"><text:span text:style-name="T4">Joan Torres Moll<text:line-break/>Carrer del Sol, 18, 3r 2a<text:line-break/>Ciutadella<text:line-break/>DNI: 45678901H<text:line-break/>Tel.: 672345678</text:span></text:span></text:p>
      <text:p text:style-name="P1"><text:span text:style-name="Strong_20_Emphasis"><text:span text:style-name="T4"/></text:span></text:p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Table_20_Heading"><text:span text:style-name="Strong_20_Emphasis"><text:span text:style-name="T3">EXPÒS:</text:span></text:span></text:p>
            </table:table-cell>
            <table:table-cell table:style-name="Tabla1.A1" office:value-type="string">
              <text:p text:style-name="Table_20_Heading"><text:span text:style-name="Strong_20_Emphasis"><text:span text:style-name="T3"><text:s text:c="7"/>SOL·LICIT:</text:span></text:span></text:p>
            </table:table-cell>
          </table:table-row>
        </table:table-header-rows>
      </table:table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Que estic en possessió del títol de Tècnic Superior en Administració i Finances, obtingut a l’Institut Joan Ramis de Maó. També compt amb més de cinc anys d’experiència laboral com a auxiliar administratiu en l’empresa pública Serveis Municipals de Ciutadella.</text:p>
          </table:table-cell>
          <table:table-cell table:style-name="Tabla2.A1" office:value-type="string">
            <text:p text:style-name="P2">Que sigui admesa aquesta sol·licitud per participar en el concurs-oposició per cobrir la plaça administrativa convocada per aquesta Administració pública.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2">Que he tingut coneixement, a través de la convocatòria publicada en el BOIB núm. 122/2024, que es convoca un concurs-oposició per cobrir una plaça d’administratiu/iva en aquesta Administració. Compleixo tots els requisits exigits en la convocatòria i aport la documentació necessària que ho acredita.</text:p>
          </table:table-cell>
        </table:table-row>
      </table:table>
      <text:p text:style-name="P3"><text:span text:style-name="Strong_20_Emphasis"/></text:p>
      <text:p text:style-name="P3"><text:span text:style-name="Strong_20_Emphasis"/></text:p>
      <text:p text:style-name="P1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48:47.665964380</meta:creation-date>
    <dc:date>2024-11-15T12:53:16.918826105</dc:date>
    <meta:editing-duration>PT4M30S</meta:editing-duration>
    <meta:editing-cycles>1</meta:editing-cycles>
    <meta:document-statistic meta:table-count="3" meta:image-count="0" meta:object-count="0" meta:page-count="1" meta:paragraph-count="7" meta:word-count="130" meta:character-count="892" meta:non-whitespace-character-count="762"/>
    <meta:generator>LibreOffice/24.2.6.2$Linux_X86_64 LibreOffice_project/420$Build-2</meta:generator>
  </office:meta>
</office:document-meta>
</file>